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text-underline-type="single" style:text-underline-style="solid" style:text-underline-width="auto" style:text-underline-mode="continuous"/>
    </style:style>
    <style:style style:name="P3" style:parent-style-name="Normal" style:family="paragraph">
      <style:text-properties fo:font-size="14pt" style:font-size-asian="14pt"/>
    </style:style>
    <style:style style:name="P4" style:parent-style-name="Normal" style:family="paragraph">
      <style:text-properties fo:font-size="14pt" style:font-size-asian="14pt"/>
    </style:style>
    <style:style style:name="P5" style:parent-style-name="Normal" style:family="paragraph">
      <style:text-properties fo:font-size="14pt" style:font-size-asian="14pt"/>
    </style:style>
    <style:style style:name="P6" style:parent-style-name="Normal" style:family="paragraph">
      <style:text-properties fo:font-size="14pt" style:font-size-asian="14pt"/>
    </style:style>
    <style:style style:name="T7" style:parent-style-name="DefaultParagraphFont" style:family="text">
      <style:text-properties fo:font-size="14pt" style:font-size-asian="14pt"/>
    </style:style>
    <style:style style:name="T8" style:parent-style-name="DefaultParagraphFont" style:family="text">
      <style:text-properties fo:font-size="14pt" style:font-size-asian="14pt"/>
    </style:style>
    <style:style style:name="T9" style:parent-style-name="DefaultParagraphFont" style:family="text">
      <style:text-properties fo:font-size="14pt" style:font-size-asian="14pt"/>
    </style:style>
    <style:style style:name="T10" style:parent-style-name="DefaultParagraphFont" style:family="text">
      <style:text-properties fo:font-size="14pt" style:font-size-asian="14pt"/>
    </style:style>
  </office:automatic-styles>
  <office:body>
    <office:text text:use-soft-page-breaks="true">
      <text:p text:style-name="P1">PART E</text:p>
      <text:p text:style-name="P2">REPORT AND REVIEW</text:p>
      <text:p text:style-name="P3">In its entirety, I was very pleased with what I achieved on my leadership workshop. I developed many skills to do with leadership and teamwork as mentioned in Part C and D, then I was helped with many more.</text:p>
      <text:p text:style-name="P4">I thought the presentation went very well. As said in the skills I learnt, I developed public speaking skills and such. I purposely made my presentation very open ended and interactive. This was so I could connect to the pupils and convince them to listen. The students proved quite mature and once they realised I was trying to speak to them, they began to listen. I got the boys to concentrate using questions, mentioning things they might know and have learnt, and making an active, constant presentation.</text:p>
      <text:p text:style-name="P5">The activities went reasonably as expected. The kids listened to me well and got on with the task. As I did not know any of the pupils, I was not aware of what things they had and had not done. It ended out that one or two of the students went on to finish the<text:s/>activity in ten minutes, while others were struggling to finish after the full 40 minutes. I found it very helpful to go around helping. This improves my coding because it helps me to spot problems in my own code, no matter the language. After the activity, we went through the base code on my computer to show the whole class. I got people to review their own work and I gave them new ideas for things to add to their animation. This was interesting as I got to hear just what kind of ideas some of the children would have. This I can use on later projects of my own.</text:p>
      <text:p text:style-name="P6">The questionnaire was handed out at the end to all the students while we went through the code for the activity as mentioned. The short eight questions inquired to find out more about what I explored at EGX Rezzed in April, then also got feedback from them:</text:p>
      <text:p text:style-name="Normal"><text:span text:style-name="T7">From the questions, I found most of the pupils play games daily or weekly, with only one of them not playing at all. Most of the students play on<text:s/></text:span><text:span text:style-name="T8">consoles,</text:span><text:span text:style-name="T9"><text:s/>with most also playing on mobile devices</text:span><text:span text:style-name="T10">. Their answers concluded that these ten and eleven year olds prefer first person games, and third person games, then a general favourite game was Clash Royale and Overwatch.<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7T08:18:00Z</meta:creation-date>
    <dc:date>2017-06-26T19:55:00Z</dc:date>
    <meta:template xlink:href="Normal" xlink:type="simple"/>
    <meta:editing-cycles>4</meta:editing-cycles>
    <meta:editing-duration>PT1980S</meta:editing-duration>
    <meta:document-statistic meta:page-count="1" meta:paragraph-count="4" meta:word-count="328" meta:character-count="2197" meta:row-count="15" meta:non-whitespace-character-count="1873"/>
  </office:meta>
</office:document-meta>
</file>